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66528B89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54cm" svg:height="8.284cm" svg:x="4.151cm" svg:y="10.115cm">
          <draw:image xlink:href="Pictures/10000201000001E000000166528B89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29T00:05:35.909823231</dc:date>
    <meta:document-statistic meta:object-count="1"/>
    <meta:generator>LibreOffice/4.2.8.2$Linux_X86_64 LibreOffice_project/420m0$Build-2</meta:generator>
  </office:meta>
</office:document-meta>
</file>